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9f73" officeooo:paragraph-rsid="001f9f73"/>
    </style:style>
    <style:style style:name="P2" style:family="paragraph" style:parent-style-name="Standard">
      <style:text-properties officeooo:rsid="001f9f73" officeooo:paragraph-rsid="004f4984"/>
    </style:style>
    <style:style style:name="P3" style:family="paragraph" style:parent-style-name="Standard">
      <style:text-properties officeooo:rsid="0022f6a8" officeooo:paragraph-rsid="002aab93"/>
    </style:style>
    <style:style style:name="P4" style:family="paragraph" style:parent-style-name="Standard">
      <style:text-properties officeooo:rsid="003261cb" officeooo:paragraph-rsid="003261cb"/>
    </style:style>
    <style:style style:name="P5" style:family="paragraph" style:parent-style-name="Standard">
      <style:text-properties officeooo:rsid="002173f9" officeooo:paragraph-rsid="001f9f73"/>
    </style:style>
    <style:style style:name="P6" style:family="paragraph" style:parent-style-name="Standard">
      <style:text-properties officeooo:rsid="002e80e9" officeooo:paragraph-rsid="002e80e9"/>
    </style:style>
    <style:style style:name="P7" style:family="paragraph" style:parent-style-name="Standard">
      <style:text-properties officeooo:rsid="003907e2" officeooo:paragraph-rsid="003907e2"/>
    </style:style>
    <style:style style:name="P8" style:family="paragraph" style:parent-style-name="Standard">
      <style:text-properties officeooo:rsid="0039e28c" officeooo:paragraph-rsid="0039e28c"/>
    </style:style>
    <style:style style:name="P9" style:family="paragraph" style:parent-style-name="Standard">
      <style:text-properties officeooo:rsid="001641d4" officeooo:paragraph-rsid="005155e9"/>
    </style:style>
    <style:style style:name="P10" style:family="paragraph" style:parent-style-name="Standard">
      <style:text-properties officeooo:rsid="0015392a" officeooo:paragraph-rsid="005155e9"/>
    </style:style>
    <style:style style:name="P11" style:family="paragraph" style:parent-style-name="Standard">
      <style:text-properties officeooo:rsid="003bdf45" officeooo:paragraph-rsid="003bdf45"/>
    </style:style>
    <style:style style:name="P12" style:family="paragraph" style:parent-style-name="Standard">
      <style:text-properties officeooo:rsid="00534507" officeooo:paragraph-rsid="00534507"/>
    </style:style>
    <style:style style:name="P13" style:family="paragraph" style:parent-style-name="Standard">
      <style:text-properties fo:color="#c9211e" loext:opacity="100%" style:text-line-through-style="none" style:text-line-through-type="none" fo:font-size="14pt" officeooo:rsid="005155e9" officeooo:paragraph-rsid="005155e9" style:font-size-asian="14pt" style:font-size-complex="14pt"/>
    </style:style>
    <style:style style:name="P14" style:family="paragraph" style:parent-style-name="Standard">
      <style:text-properties fo:color="#c9211e" loext:opacity="100%" style:text-line-through-style="none" style:text-line-through-type="none" fo:font-size="14pt" officeooo:rsid="0053beb8" officeooo:paragraph-rsid="0053beb8" style:font-size-asian="14pt" style:font-size-complex="14pt"/>
    </style:style>
    <style:style style:name="P15" style:family="paragraph" style:parent-style-name="Standard">
      <style:text-properties fo:color="#c9211e" loext:opacity="100%" style:text-line-through-style="none" style:text-line-through-type="none" fo:font-size="14pt" officeooo:rsid="00558ac1" officeooo:paragraph-rsid="00558ac1" style:font-size-asian="14pt" style:font-size-complex="14pt"/>
    </style:style>
    <style:style style:name="P16" style:family="paragraph" style:parent-style-name="Standard">
      <style:text-properties fo:color="#c9211e" loext:opacity="100%" style:text-line-through-style="none" style:text-line-through-type="none" fo:font-size="14pt" officeooo:rsid="0053beb8" officeooo:paragraph-rsid="0053beb8" style:font-size-asian="14pt" style:font-size-complex="14pt"/>
    </style:style>
    <style:style style:name="T1" style:family="text">
      <style:text-properties officeooo:rsid="002f17bf"/>
    </style:style>
    <style:style style:name="T2" style:family="text">
      <style:text-properties officeooo:rsid="0031d50c"/>
    </style:style>
    <style:style style:name="T3" style:family="text">
      <style:text-properties officeooo:rsid="0033eed3"/>
    </style:style>
    <style:style style:name="T4" style:family="text">
      <style:text-properties officeooo:rsid="0054abcc"/>
    </style:style>
    <style:style style:name="T5" style:family="text">
      <style:text-properties officeooo:rsid="0056579a"/>
    </style:style>
    <style:style style:name="T6" style:family="text">
      <style:text-properties officeooo:rsid="0057807d"/>
    </style:style>
    <style:style style:name="T7" style:family="text">
      <style:text-properties officeooo:rsid="0058000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mework:</text:p>
      <text:p text:style-name="P1"/>
      <text:p text:style-name="P13">9/21 thurs website due</text:p>
      <text:p text:style-name="P14">fix all other htmls</text:p>
      <text:p text:style-name="P14">flex box out other htmls <text:span text:style-name="T7">(display: flex;</text:span></text:p>
      <text:p text:style-name="P14"><text:tab/><text:tab/><text:tab/><text:tab/><text:span text:style-name="T7">flex-wrap: wrap;)</text:span></text:p>
      <text:p text:style-name="P15">starship, nerdfonts</text:p>
      <text:p text:style-name="P1"/>
      <text:p text:style-name="P5"/>
      <text:p text:style-name="P4">Press “shift 1” to create new HTML template</text:p>
      <text:p text:style-name="P3"/>
      <text:p text:style-name="P6">How to go into terminal <text:span text:style-name="T1">vim </text:span>“<text:span text:style-name="T1">console log” </text:span>blank page and out of blank page? <text:span text:style-name="T2">(esc…, :q , :w, :w</text:span><text:span text:style-name="T3">q</text:span><text:span text:style-name="T2">)</text:span></text:p>
      <text:p text:style-name="P7">short cut to insert css tag is &lt;p.paragraph, or </text:p>
      <text:p text:style-name="P8">vsc “link” shortcut to link css to html</text:p>
      <text:p text:style-name="P8"/>
      <text:p text:style-name="P8"/>
      <text:p text:style-name="P10">git add ./</text:p>
      <text:p text:style-name="P10">git status</text:p>
      <text:p text:style-name="P10">git commit -m “updated commit” <text:span text:style-name="T4">[or git commit [name]</text:span><text:span text:style-name="T5">]</text:span></text:p>
      <text:p text:style-name="P10">git push origin <text:span text:style-name="T6">[“</text:span>main” <text:span text:style-name="T6">or “branch”]</text:span></text:p>
      <text:p text:style-name="P10"/>
      <text:p text:style-name="P10">or</text:p>
      <text:p text:style-name="P10"/>
      <text:p text:style-name="P10">in folder…</text:p>
      <text:p text:style-name="P10">git checkout -b [mynewbranch]</text:p>
      <text:p text:style-name="P9">git add ./</text:p>
      <text:p text:style-name="P9">git commit -m [newbranchcommit]</text:p>
      <text:p text:style-name="P9">git push -u origin [newbranchcommit]</text:p>
      <text:p text:style-name="P11"/>
      <text:p text:style-name="P11"/>
      <text:p text:style-name="P11">-----------------------------</text:p>
      <text:p text:style-name="P11"/>
      <text:p text:style-name="P12">Team Goal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4:18:30.321693621</meta:creation-date>
    <meta:editing-duration>P2DT7H4M34S</meta:editing-duration>
    <meta:editing-cycles>22</meta:editing-cycles>
    <meta:generator>LibreOffice/7.3.7.2$Linux_X86_64 LibreOffice_project/30$Build-2</meta:generator>
    <dc:date>2023-09-16T00:41:56.126749905</dc:date>
    <meta:document-statistic meta:table-count="0" meta:image-count="0" meta:object-count="0" meta:page-count="1" meta:paragraph-count="22" meta:word-count="107" meta:character-count="622" meta:non-whitespace-character-count="532"/>
  </office:meta>
</office:document-meta>
</file>